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1665in"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20pt" fo:font-style="normal" style:text-underline-style="none" fo:font-weight="bold" style:text-blinking="false" fo:background-color="transparent"/>
    </style:style>
    <style:style style:name="P2"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3" style:family="paragraph" style:parent-style-name="Text_20_body">
      <style:paragraph-properties fo:margin-top="0in" fo:margin-bottom="0in" style:contextual-spacing="false" fo:line-height="138%"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4" style:family="paragraph" style:parent-style-name="Text_20_body">
      <style:paragraph-properties fo:margin-top="0in" fo:margin-bottom="0.1665in" style:contextual-spacing="false" fo:line-height="138%" style:writing-mode="lr-tb"/>
    </style:style>
    <style:style style:name="P5" style:family="paragraph" style:parent-style-name="Text_20_body">
      <style:paragraph-properties fo:margin-top="0.1665in" fo:margin-bottom="0.1665in" style:contextual-spacing="false" fo:line-height="138%" style:writing-mode="lr-tb"/>
    </style:style>
    <style:style style:name="P6" style:family="paragraph" style:parent-style-name="Text_20_body">
      <style:paragraph-properties fo:margin-top="0in" fo:margin-bottom="0in" style:contextual-spacing="false" fo:line-height="138%" style:writing-mode="lr-tb"/>
    </style:style>
    <style:style style:name="T1" style:family="text">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bookmark text:name="docs-internal-guid-4dfc99f2-7fff-766c-b4e5-511ec3d1ff12"/></text:p>
      <text:p text:style-name="P1">CYBER-0-DAY 2.0 SCRIPT</text:p>
      <text:p text:style-name="P4"><text:span text:style-name="T1">Host 1:</text:span><text:span text:style-name="T3"> </text:span><text:span text:style-name="T2">Good [morning/afternoon/evening], ladies and gentlemen, distinguished guests, and our fellow cyber enthusiasts,</text:span></text:p>
      <text:p text:style-name="P5"><text:span text:style-name="T1">Host 2:</text:span><text:span text:style-name="T3"> </text:span><text:span text:style-name="T2">As your hosts for today, we stand before you with immense gratitude and excitement, ready to embark on this incredible journey through Cyber-0-Day 2.0. But before we dive into the exciting details of our event, we wish to take a moment to express our sincere appreciation.</text:span></text:p>
      <text:p text:style-name="P5"><text:span text:style-name="T1">Host 1:</text:span><text:span text:style-name="T3"> </text:span><text:span text:style-name="T2">Firstly, we'd like to extend our heartfelt thanks to the Student Welfare Committee (SWC) for their unwavering support and encouragement. Without their dedication and commitment, events like Cyber-0-Day 2.0 would not be possible. The SWC plays a pivotal role in enabling students to come together, explore their passions, and create vibrant experiences. Their belief in fostering a vibrant and innovative student community is truly commendable.</text:span></text:p>
      <text:p text:style-name="P5"><text:span text:style-name="T1">Host 2:</text:span><text:span text:style-name="T3"> </text:span><text:span text:style-name="T2">Indeed, the SWC's commitment to creating an environment where students can thrive and grow is something we deeply appreciate. It's their support that has allowed us to organize this event, and we are truly grateful for their dedication to the development of our student community.</text:span></text:p>
      <text:p text:style-name="P5"><text:span text:style-name="T1">Host 1:</text:span><text:span text:style-name="T3"> </text:span><text:span text:style-name="T2">We also want to express our deep gratitude to our esteemed Faculty Coordinator, Dr. Gayathri R. Her dedication to education and her tireless efforts in supporting initiatives like ours have been instrumental in shaping this event. Dr. Gayathri's commitment to nurturing young talent, encouraging exploration and innovation, serves as an inspiration to us all.</text:span></text:p>
      <text:p text:style-name="P5"><text:span text:style-name="T1">Host 2:</text:span><text:span text:style-name="T3"> </text:span><text:span text:style-name="T2">Absolutely, Host 1. Dr. Gayathri's mentorship and guidance have been invaluable in making Cyber-0-Day 2.0 a reality. Her unwavering support for initiatives that empower students to explore the realms of technology and cybersecurity is truly commendable.</text:span></text:p>
      <text:p text:style-name="P5"><text:span text:style-name="T1">Host 1:</text:span><text:span text:style-name="T3"> </text:span><text:span text:style-name="T2">Now, let's shed some light on what the Linux Club of VIT Chennai is all about. Our club is a dynamic community of tech enthusiasts who share a common passion for Linux, open-source technologies, cybersecurity, and ethical hacking.</text:span></text:p>
      <text:p text:style-name="P5"><text:span text:style-name="T1">Host 2:</text:span><text:span text:style-name="T3"> </text:span><text:span text:style-name="T2">At the Linux Club, we're not just about the tech; we're about the knowledge sharing, the collaboration, and the hands-on experience. We provide a platform for our members to explore the exciting world of Linux, cybersecurity, and ethical hacking through workshops, seminars, and hands-on projects.</text:span></text:p>
      <text:p text:style-name="P5"><text:soft-page-break/><text:span text:style-name="T1">Host 1:</text:span><text:span text:style-name="T3"> </text:span><text:span text:style-name="T2">Our goal is to equip our members with the skills and knowledge they need to navigate the ever-evolving tech landscape and to be the guardians of cybersecurity in our digital age. We believe that by fostering a deep understanding of Linux and cybersecurity, we can contribute to a safer and more secure digital world.</text:span></text:p>
      <text:p text:style-name="P5"><text:span text:style-name="T1">Host 2:</text:span><text:span text:style-name="T3"> </text:span><text:span text:style-name="T2">And today, at Cyber-0-Day 2.0, we are thrilled to extend this opportunity to all of you. It's not just an event; it's an experience that will empower you with valuable insights, practical skills, and the chance to connect with like-minded individuals who share your passion for technology.</text:span></text:p>
      <text:p text:style-name="P5"><text:span text:style-name="T1">Host 1:</text:span><text:span text:style-name="T3"> </text:span><text:span text:style-name="T2">So, as we embark on this exciting journey together, we once again thank the SWC and Dr. Gayathri R for their unwavering support. Their belief in our mission and their dedication to the development of our student community are truly appreciated.</text:span></text:p>
      <text:p text:style-name="P5"><text:span text:style-name="T1">Host 2:</text:span><text:span text:style-name="T3"> </text:span><text:span text:style-name="T2">With that, let's dive into Cyber-0-Day 2.0 and make it a memorable experience for all! Thank you for being here, and let the adventure begin!</text:span></text:p>
      <text:p text:style-name="Text_20_body"/>
      <text:p text:style-name="P6"><text:span text:style-name="T1">Host 1</text:span><text:span text:style-name="T2">: I'm delighted to be here as we embark on an exciting journey through Cyber-O-Day 2.0, hosted by the Linux Club of VIT Chennai. This event promises two days of immersion into the world of Cybersecurity and Ethical Hacking, and I'm here to walk you through the action-packed schedule.</text:span></text:p>
      <text:p text:style-name="Text_20_body"/>
      <text:p text:style-name="P2">Event Timeline:</text:p>
      <text:p text:style-name="P2">Day 1: Comprehensive Linux Workshop + Quiz (Host 2)</text:p>
      <text:p text:style-name="Text_20_body"/>
      <text:p text:style-name="P6"><text:span text:style-name="T2">- </text:span><text:span text:style-name="T1">Date and Time:</text:span><text:span text:style-name="T3"> </text:span><text:span text:style-name="T2">October 6th, 2023, from 9:00 AM to 6:00 PM</text:span></text:p>
      <text:p text:style-name="P6"><text:span text:style-name="T2">- </text:span><text:span text:style-name="T1">Description:</text:span><text:span text:style-name="T3"> </text:span><text:span text:style-name="T2">On October 6th, we'll start strong with a Comprehensive Linux Workshop. Now, Linux may sound a bit technical, but think of it as the behind-the-scenes magician that powers your computer. This workshop is like your magic training camp, taking you from novice to expert. We'll cover Linux fundamentals, giving you the foundation to understand this operating system. You'll explore its core concepts, understand its file structure, and gain valuable command-line skills. These skills are vital for managing servers and analyzing security, like the secret sauce of cybersecurity.</text:span></text:p>
      <text:p text:style-name="Text_20_body"/>
      <text:p text:style-name="P6"><text:span text:style-name="T1">Host 2:</text:span><text:span text:style-name="T3"> </text:span><text:span text:style-name="T2">Absolutely, Host 1! Now, let's talk about what comes next on Day 1.</text:span></text:p>
      <text:p text:style-name="Text_20_body"/>
      <text:p text:style-name="P2">Event Timeline: (continued)</text:p>
      <text:p text:style-name="Text_20_body"/>
      <text:p text:style-name="P6"><text:soft-page-break/><text:span text:style-name="T2">- </text:span><text:span text:style-name="T1">Continued (Host 2):</text:span><text:span text:style-name="T3"> </text:span><text:span text:style-name="T2">But that's not all! We're not stopping at Linux. The workshop will also delve into Cryptography. Cryptography is like the art of creating secret codes and deciphering them. We'll show you how to lock up information, ensuring that only the right people can access it. We'll explore encryption, decryption, and cryptographic protocols, which are the bedrock of secure communication and data protection in the digital world.</text:span></text:p>
      <text:p text:style-name="Text_20_body"/>
      <text:p text:style-name="P6"><text:span text:style-name="T1">Host 1:</text:span><text:span text:style-name="T3"> </text:span><text:span text:style-name="T2">That sounds fascinating, Host 2! Now, let's move forward.</text:span></text:p>
      <text:p text:style-name="Text_20_body"/>
      <text:p text:style-name="P2">Event Timeline: (continued)</text:p>
      <text:p text:style-name="Text_20_body"/>
      <text:p text:style-name="P3">- **Continued (Host 1):** Our journey continues with Open-source Intelligence (OSINT) and Reconnaissance. Think of this as becoming a digital detective. You'll learn how to gather critical information about potential targets by tapping into publicly available resources. This is a crucial skill in assessing cybersecurity threats and staying ahead of potential risks.</text:p>
      <text:p text:style-name="Text_20_body"/>
      <text:p text:style-name="P6"><text:span text:style-name="T1">Host 2:</text:span><text:span text:style-name="T3"> </text:span><text:span text:style-name="T2">And there's more!</text:span></text:p>
      <text:p text:style-name="Text_20_body"/>
      <text:p text:style-name="P2">Event Timeline: (continued)</text:p>
      <text:p text:style-name="Text_20_body"/>
      <text:p text:style-name="P6"><text:span text:style-name="T2">- </text:span><text:span text:style-name="T1">Continued (Host 2):</text:span><text:span text:style-name="T3"> </text:span><text:span text:style-name="T2">Finally, we'll dive into Web Exploitation. This is like learning how to spot and fix weak spots in websites, making them less vulnerable to cyberattacks. It's all about keeping your online information safe from unauthorized access and data breaches.</text:span></text:p>
      <text:p text:style-name="Text_20_body"><text:line-break/></text:p>
      <text:p text:style-name="P6"><text:span text:style-name="T1">Host 1:</text:span><text:span text:style-name="T3"> </text:span><text:span text:style-name="T2">What an exciting day we have planned! But wait, there's one more challenge.</text:span></text:p>
      <text:p text:style-name="Text_20_body"/>
      <text:p text:style-name="P2">Event Timeline: (continued)</text:p>
      <text:p text:style-name="Text_20_body"/>
      <text:p text:style-name="P6"><text:span text:style-name="T2">- </text:span><text:span text:style-name="T1">Continued (Host 1):</text:span><text:span text:style-name="T3"> </text:span><text:span text:style-name="T2">To cap off Day 1, we'll have a knowledge assessment quiz. It's your chance to test your understanding of everything you've learned during the day. A little friendly competition never hurt anyone, right?</text:span></text:p>
      <text:p text:style-name="Text_20_body"/>
      <text:p text:style-name="P6"><text:span text:style-name="T1">Host 2:</text:span><text:span text:style-name="T3"> </text:span><text:span text:style-name="T2">That's right, Host 1! But our journey doesn't end there.</text:span></text:p>
      <text:p text:style-name="Text_20_body"/>
      <text:p text:style-name="P2">Round 2: Overnight Capture The Flag (CTF) Challenge (Host 2)</text:p>
      <text:p text:style-name="Text_20_body"/>
      <text:p text:style-name="P6"><text:soft-page-break/><text:span text:style-name="T2">- </text:span><text:span text:style-name="T1">Date and Time:</text:span><text:span text:style-name="T3"> </text:span><text:span text:style-name="T2">Starting on October 6th, 2023, at 7:00 PM and running until October 7th, 2023, at 7:00 AM (Overnight)</text:span></text:p>
      <text:p text:style-name="P6"><text:span text:style-name="T2">- </text:span><text:span text:style-name="T1">Description:</text:span><text:span text:style-name="T3"> </text:span><text:span text:style-name="T2">For the top 20 teams who've demonstrated their skills during Day 1, we have an exhilarating Capture The Flag (CTF) Challenge. Imagine it as a digital treasure hunt, but instead of searching for physical treasure, you're hunting for virtual flags. Throughout the night, you'll face real-world cyber scenarios, testing your practical skills in cybersecurity and ethical hacking. It's a challenge that'll push you to the limit!</text:span></text:p>
      <text:p text:style-name="Text_20_body"><text:line-break/></text:p>
      <text:p text:style-name="P6"><text:span text:style-name="T1">Host 1:</text:span><text:span text:style-name="T3"> </text:span><text:span text:style-name="T2">An overnight adventure like no other! And for those who excel in Round 2, we have something special in store for the next day.</text:span></text:p>
      <text:p text:style-name="Text_20_body"/>
      <text:p text:style-name="P2">Round 3: Grand Finale - Treasure Hunt (Host 1)</text:p>
      <text:p text:style-name="Text_20_body"/>
      <text:p text:style-name="P6"><text:span text:style-name="T2">- </text:span><text:span text:style-name="T1">Date and Time:</text:span><text:span text:style-name="T3"> </text:span><text:span text:style-name="T2">October 7th, 2023, from 7:30 AM to 8:30 AM</text:span></text:p>
      <text:p text:style-name="P6"><text:span text:style-name="T2">- </text:span><text:span text:style-name="T1">Description:</text:span><text:span text:style-name="T3"> </text:span><text:span text:style-name="T2">The top 10 teams emerging victorious from the Overnight CTF will engage in the Grand Finale - Treasure Hunt. This is where you'll truly put your expertise to the test. You'll need to use all the knowledge and skills you've acquired to solve complex puzzles and challenges. It's a thrilling climax to the event, and the competition will be fierce!</text:span></text:p>
      <text:p text:style-name="Text_20_body"/>
      <text:p text:style-name="P6"><text:span text:style-name="T1">Host 2:</text:span><text:span text:style-name="T3"> </text:span><text:span text:style-name="T2">So there you have it, everyone! Cyber-O-Day 2.0 is all about learning, competing, and having a blast while doing it. Whether you're a beginner or a seasoned pro, there's something for everyone. We can't wait to see you there, ready to become the defenders of the digital realm!</text:span></text:p>
      <text:p text:style-name="Text_20_body"/>
      <text:p text:style-name="P6"><text:span text:style-name="T1">Host 1:</text:span><text:span text:style-name="T2">Thank you, Host 2, for guiding us through this incredible event timeline. Let's make Cyber-O-Day 2.0 an unforgettable experience for all participants. See you on October 6th!</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8:21:45.266809988</meta:creation-date>
    <dc:date>2023-10-04T18:22:21.942555524</dc:date>
    <meta:editing-duration>PT37S</meta:editing-duration>
    <meta:editing-cycles>1</meta:editing-cycles>
    <meta:document-statistic meta:table-count="0" meta:image-count="0" meta:object-count="0" meta:page-count="4" meta:paragraph-count="42" meta:word-count="1258" meta:character-count="7768" meta:non-whitespace-character-count="6548"/>
    <meta:generator>LibreOffice/7.5.2.2$Linux_X86_64 LibreOffice_project/50$Build-2</meta:generator>
  </office:meta>
</office:document-meta>
</file>